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1.0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 style:data-style-name="N11">
      <style:map style:condition="cell-content()&gt;0.6" style:apply-style-name="Accent" style:base-cell-address="Sheet1.D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cod68</text:p>
          </table:table-cell>
          <table:table-cell office:value-type="string" calcext:value-type="string">
            <text:p>contas</text:p>
          </table:table-cell>
          <table:table-cell office:value-type="string" calcext:value-type="string">
            <text:p>indicador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191</text:p>
          </table:table-cell>
          <table:table-cell office:value-type="string" calcext:value-type="string">
            <text:p>0191-Outros produtos e serviços da lavoura</text:p>
          </table:table-cell>
          <table:table-cell office:value-type="string" calcext:value-type="string">
            <text:p>prop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508437592130527" calcext:value-type="percentage">
            <text:p>50,84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192</text:p>
          </table:table-cell>
          <table:table-cell office:value-type="string" calcext:value-type="string">
            <text:p>0192-Pesca e aquicultura</text:p>
          </table:table-cell>
          <table:table-cell office:value-type="string" calcext:value-type="string">
            <text:p>prop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35545471316294" calcext:value-type="percentage">
            <text:p>35,5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280</text:p>
          </table:table-cell>
          <table:table-cell office:value-type="string" calcext:value-type="string">
            <text:p>0280-Produtos da exploração florestal e da silvicultura</text:p>
          </table:table-cell>
          <table:table-cell office:value-type="string" calcext:value-type="string">
            <text:p>prop</text:p>
          </table:table-cell>
          <table:table-cell office:value-type="percentage" office:value="0.248579109183606" calcext:value-type="percentage">
            <text:p>24,86%</text:p>
          </table:table-cell>
          <table:table-cell office:value-type="percentage" office:value="0.287535946891292" calcext:value-type="percentage">
            <text:p>28,75%</text:p>
          </table:table-cell>
          <table:table-cell office:value-type="percentage" office:value="0" calcext:value-type="percentage">
            <text:p>0,0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580</text:p>
          </table:table-cell>
          <table:table-cell office:value-type="string" calcext:value-type="string">
            <text:p>0580-Minerais não-metálicos</text:p>
          </table:table-cell>
          <table:table-cell office:value-type="string" calcext:value-type="string">
            <text:p>prop</text:p>
          </table:table-cell>
          <table:table-cell office:value-type="percentage" office:value="0.240478893194162" calcext:value-type="percentage">
            <text:p>24,05%</text:p>
          </table:table-cell>
          <table:table-cell office:value-type="percentage" office:value="0.425147505215645" calcext:value-type="percentage">
            <text:p>42,51%</text:p>
          </table:table-cell>
          <table:table-cell office:value-type="percentage" office:value="0.83050153468303" calcext:value-type="percentage">
            <text:p>83,0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1091-Abate e preparação de produtos de carne</text:p>
          </table:table-cell>
          <table:table-cell office:value-type="string" calcext:value-type="string">
            <text:p>prop</text:p>
          </table:table-cell>
          <table:table-cell office:value-type="percentage" office:value="0.331105164255628" calcext:value-type="percentage">
            <text:p>33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1092-Produtos das usinas e do refino de açúcar</text:p>
          </table:table-cell>
          <table:table-cell office:value-type="string" calcext:value-type="string">
            <text:p>prop</text:p>
          </table:table-cell>
          <table:table-cell office:value-type="percentage" office:value="0.208825356759079" calcext:value-type="percentage">
            <text:p>20,88%</text:p>
          </table:table-cell>
          <table:table-cell office:value-type="percentage" office:value="0.247024049705511" calcext:value-type="percentage">
            <text:p>24,70%</text:p>
          </table:table-cell>
          <table:table-cell office:value-type="percentage" office:value="0.339506378498426" calcext:value-type="percentage">
            <text:p>33,9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1093-Arroz beneficiado e produtos derivados</text:p>
          </table:table-cell>
          <table:table-cell office:value-type="string" calcext:value-type="string">
            <text:p>prop</text:p>
          </table:table-cell>
          <table:table-cell office:value-type="percentage" office:value="0.360944913180267" calcext:value-type="percentage">
            <text:p>36,09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1100-Bebidas</text:p>
          </table:table-cell>
          <table:table-cell office:value-type="string" calcext:value-type="string">
            <text:p>prop</text:p>
          </table:table-cell>
          <table:table-cell office:value-type="percentage" office:value="0.475612570613062" calcext:value-type="percentage">
            <text:p>47,56%</text:p>
          </table:table-cell>
          <table:table-cell office:value-type="percentage" office:value="0.470451823069486" calcext:value-type="percentage">
            <text:p>47,05%</text:p>
          </table:table-cell>
          <table:table-cell office:value-type="percentage" office:value="0.63607071786575" calcext:value-type="percentage">
            <text:p>63,6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1200-Produtos do fumo</text:p>
          </table:table-cell>
          <table:table-cell office:value-type="string" calcext:value-type="string">
            <text:p>prop</text:p>
          </table:table-cell>
          <table:table-cell office:value-type="percentage" office:value="0.340994087813138" calcext:value-type="percentage">
            <text:p>34,10%</text:p>
          </table:table-cell>
          <table:table-cell office:value-type="percentage" office:value="0.340593042631749" calcext:value-type="percentage">
            <text:p>34,06%</text:p>
          </table:table-cell>
          <table:table-cell office:value-type="percentage" office:value="0.643083831697356" calcext:value-type="percentage">
            <text:p>64,3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1300-Fabricação outros produtos Têxteis</text:p>
          </table:table-cell>
          <table:table-cell office:value-type="string" calcext:value-type="string">
            <text:p>prop</text:p>
          </table:table-cell>
          <table:table-cell office:value-type="percentage" office:value="0.474728846922571" calcext:value-type="percentage">
            <text:p>47,47%</text:p>
          </table:table-cell>
          <table:table-cell office:value-type="percentage" office:value="0.48503908826968" calcext:value-type="percentage">
            <text:p>48,50%</text:p>
          </table:table-cell>
          <table:table-cell office:value-type="percentage" office:value="0.616940107004249" calcext:value-type="percentage">
            <text:p>61,69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400-Artigos do vestuário e acessórios</text:p>
          </table:table-cell>
          <table:table-cell office:value-type="string" calcext:value-type="string">
            <text:p>prop</text:p>
          </table:table-cell>
          <table:table-cell office:value-type="percentage" office:value="0.464472586723853" calcext:value-type="percentage">
            <text:p>46,45%</text:p>
          </table:table-cell>
          <table:table-cell office:value-type="percentage" office:value="0.488044722357261" calcext:value-type="percentage">
            <text:p>48,80%</text:p>
          </table:table-cell>
          <table:table-cell office:value-type="percentage" office:value="0.570949313844439" calcext:value-type="percentage">
            <text:p>57,09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500</text:p>
          </table:table-cell>
          <table:table-cell office:value-type="string" calcext:value-type="string">
            <text:p>1500-Fabricação de calçados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479634838334933" calcext:value-type="percentage">
            <text:p>47,96%</text:p>
          </table:table-cell>
          <table:table-cell office:value-type="percentage" office:value="0.528980325177905" calcext:value-type="percentage">
            <text:p>52,9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600</text:p>
          </table:table-cell>
          <table:table-cell office:value-type="string" calcext:value-type="string">
            <text:p>1600-Produtos de madeira - exclusive móveis</text:p>
          </table:table-cell>
          <table:table-cell office:value-type="string" calcext:value-type="string">
            <text:p>prop</text:p>
          </table:table-cell>
          <table:table-cell office:value-type="percentage" office:value="0.488140212666828" calcext:value-type="percentage">
            <text:p>48,81%</text:p>
          </table:table-cell>
          <table:table-cell office:value-type="percentage" office:value="0.545183814750478" calcext:value-type="percentage">
            <text:p>54,52%</text:p>
          </table:table-cell>
          <table:table-cell office:value-type="percentage" office:value="0.729115230963357" calcext:value-type="percentage">
            <text:p>72,9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1700-Papel e papelão, embalagens e artefatos</text:p>
          </table:table-cell>
          <table:table-cell office:value-type="string" calcext:value-type="string">
            <text:p>prop</text:p>
          </table:table-cell>
          <table:table-cell office:value-type="percentage" office:value="0.416689514683963" calcext:value-type="percentage">
            <text:p>41,67%</text:p>
          </table:table-cell>
          <table:table-cell office:value-type="percentage" office:value="0.418101863116337" calcext:value-type="percentage">
            <text:p>41,81%</text:p>
          </table:table-cell>
          <table:table-cell office:value-type="percentage" office:value="0.807118306126242" calcext:value-type="percentage">
            <text:p>80,7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800</text:p>
          </table:table-cell>
          <table:table-cell office:value-type="string" calcext:value-type="string">
            <text:p>1800-Jornais, revistas, discos e outros produtos gravados</text:p>
          </table:table-cell>
          <table:table-cell office:value-type="string" calcext:value-type="string">
            <text:p>prop</text:p>
          </table:table-cell>
          <table:table-cell office:value-type="percentage" office:value="0.625210682952498" calcext:value-type="percentage">
            <text:p>62,52%</text:p>
          </table:table-cell>
          <table:table-cell office:value-type="percentage" office:value="0.784026705879685" calcext:value-type="percentage">
            <text:p>78,40%</text:p>
          </table:table-cell>
          <table:table-cell office:value-type="percentage" office:value="0" calcext:value-type="percentage">
            <text:p>0,0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1</text:p>
          </table:table-cell>
          <table:table-cell office:value-type="string" calcext:value-type="string">
            <text:p>1991-Outros produtos do refino de petróleo e coque</text:p>
          </table:table-cell>
          <table:table-cell office:value-type="string" calcext:value-type="string">
            <text:p>prop</text:p>
          </table:table-cell>
          <table:table-cell office:value-type="percentage" office:value="0.679237883722601" calcext:value-type="percentage">
            <text:p>67,9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18547715702626" calcext:value-type="percentage">
            <text:p>61,8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992-Álcool</text:p>
          </table:table-cell>
          <table:table-cell office:value-type="string" calcext:value-type="string">
            <text:p>prop</text:p>
          </table:table-cell>
          <table:table-cell office:value-type="percentage" office:value="0.541493315807265" calcext:value-type="percentage">
            <text:p>54,15%</text:p>
          </table:table-cell>
          <table:table-cell office:value-type="percentage" office:value="0.706838777688462" calcext:value-type="percentage">
            <text:p>70,68%</text:p>
          </table:table-cell>
          <table:table-cell office:value-type="percentage" office:value="0.35342684945812" calcext:value-type="percentage">
            <text:p>35,34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91</text:p>
          </table:table-cell>
          <table:table-cell office:value-type="string" calcext:value-type="string">
            <text:p>2091-Produtos químicos orgânicos</text:p>
          </table:table-cell>
          <table:table-cell office:value-type="string" calcext:value-type="string">
            <text:p>prop</text:p>
          </table:table-cell>
          <table:table-cell office:value-type="percentage" office:value="0.488870834947028" calcext:value-type="percentage">
            <text:p>48,89%</text:p>
          </table:table-cell>
          <table:table-cell office:value-type="percentage" office:value="0.410107699133212" calcext:value-type="percentage">
            <text:p>41,01%</text:p>
          </table:table-cell>
          <table:table-cell office:value-type="percentage" office:value="0.557304199305802" calcext:value-type="percentage">
            <text:p>55,7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92</text:p>
          </table:table-cell>
          <table:table-cell office:value-type="string" calcext:value-type="string">
            <text:p>2092-Tintas, vernizes, esmaltes e lacas</text:p>
          </table:table-cell>
          <table:table-cell office:value-type="string" calcext:value-type="string">
            <text:p>prop</text:p>
          </table:table-cell>
          <table:table-cell office:value-type="percentage" office:value="0.641537100765665" calcext:value-type="percentage">
            <text:p>64,15%</text:p>
          </table:table-cell>
          <table:table-cell office:value-type="percentage" office:value="0.50444759730408" calcext:value-type="percentage">
            <text:p>50,44%</text:p>
          </table:table-cell>
          <table:table-cell office:value-type="percentage" office:value="0" calcext:value-type="percentage">
            <text:p>0,0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93</text:p>
          </table:table-cell>
          <table:table-cell office:value-type="string" calcext:value-type="string">
            <text:p>2093-Perfumaria, sabões e artigos de limpeza</text:p>
          </table:table-cell>
          <table:table-cell office:value-type="string" calcext:value-type="string">
            <text:p>prop</text:p>
          </table:table-cell>
          <table:table-cell office:value-type="percentage" office:value="0.429982120384123" calcext:value-type="percentage">
            <text:p>43,00%</text:p>
          </table:table-cell>
          <table:table-cell office:value-type="percentage" office:value="0.44794704987347" calcext:value-type="percentage">
            <text:p>44,79%</text:p>
          </table:table-cell>
          <table:table-cell office:value-type="percentage" office:value="0.47599784202233" calcext:value-type="percentage">
            <text:p>47,6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100</text:p>
          </table:table-cell>
          <table:table-cell office:value-type="string" calcext:value-type="string">
            <text:p>2100-Produtos farmacêuticos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418213613590715" calcext:value-type="percentage">
            <text:p>41,82%</text:p>
          </table:table-cell>
          <table:table-cell office:value-type="percentage" office:value="0.437696594678402" calcext:value-type="percentage">
            <text:p>43,77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200</text:p>
          </table:table-cell>
          <table:table-cell office:value-type="string" calcext:value-type="string">
            <text:p>2200-Artigos de plástico</text:p>
          </table:table-cell>
          <table:table-cell office:value-type="string" calcext:value-type="string">
            <text:p>prop</text:p>
          </table:table-cell>
          <table:table-cell office:value-type="percentage" office:value="0.525873161944994" calcext:value-type="percentage">
            <text:p>52,59%</text:p>
          </table:table-cell>
          <table:table-cell office:value-type="percentage" office:value="0.622343330503528" calcext:value-type="percentage">
            <text:p>62,23%</text:p>
          </table:table-cell>
          <table:table-cell office:value-type="percentage" office:value="0.45822079404114" calcext:value-type="percentage">
            <text:p>45,8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300</text:p>
          </table:table-cell>
          <table:table-cell office:value-type="string" calcext:value-type="string">
            <text:p>2300-Outros produtos de minerais não-metálicos</text:p>
          </table:table-cell>
          <table:table-cell office:value-type="string" calcext:value-type="string">
            <text:p>prop</text:p>
          </table:table-cell>
          <table:table-cell office:value-type="percentage" office:value="0.385025437088636" calcext:value-type="percentage">
            <text:p>38,50%</text:p>
          </table:table-cell>
          <table:table-cell office:value-type="percentage" office:value="0.572368628692422" calcext:value-type="percentage">
            <text:p>57,24%</text:p>
          </table:table-cell>
          <table:table-cell office:value-type="percentage" office:value="0.47750874162545" calcext:value-type="percentage">
            <text:p>47,7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500</text:p>
          </table:table-cell>
          <table:table-cell office:value-type="string" calcext:value-type="string">
            <text:p>2500-Produtos de metal - exclusive máquinas e equipamento</text:p>
          </table:table-cell>
          <table:table-cell office:value-type="string" calcext:value-type="string">
            <text:p>prop</text:p>
          </table:table-cell>
          <table:table-cell office:value-type="percentage" office:value="0.365642163013264" calcext:value-type="percentage">
            <text:p>36,56%</text:p>
          </table:table-cell>
          <table:table-cell office:value-type="percentage" office:value="0.408062778213907" calcext:value-type="percentage">
            <text:p>40,81%</text:p>
          </table:table-cell>
          <table:table-cell office:value-type="percentage" office:value="0.584613548482" calcext:value-type="percentage">
            <text:p>58,46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600</text:p>
          </table:table-cell>
          <table:table-cell office:value-type="string" calcext:value-type="string">
            <text:p>2600-Aparelhos/instrumentos médico-hospitalar, medida e óptico</text:p>
          </table:table-cell>
          <table:table-cell office:value-type="string" calcext:value-type="string">
            <text:p>prop</text:p>
          </table:table-cell>
          <table:table-cell office:value-type="percentage" office:value="0.566334220446782" calcext:value-type="percentage">
            <text:p>56,63%</text:p>
          </table:table-cell>
          <table:table-cell office:value-type="percentage" office:value="0.521085550291628" calcext:value-type="percentage">
            <text:p>52,11%</text:p>
          </table:table-cell>
          <table:table-cell office:value-type="percentage" office:value="0.632201940658448" calcext:value-type="percentage">
            <text:p>63,2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700</text:p>
          </table:table-cell>
          <table:table-cell office:value-type="string" calcext:value-type="string">
            <text:p>2700-Máquinas, aparelhos e materiais elétricos</text:p>
          </table:table-cell>
          <table:table-cell office:value-type="string" calcext:value-type="string">
            <text:p>prop</text:p>
          </table:table-cell>
          <table:table-cell office:value-type="percentage" office:value="0.435798574927075" calcext:value-type="percentage">
            <text:p>43,58%</text:p>
          </table:table-cell>
          <table:table-cell office:value-type="percentage" office:value="0.519103571568424" calcext:value-type="percentage">
            <text:p>51,91%</text:p>
          </table:table-cell>
          <table:table-cell office:value-type="percentage" office:value="0.511142952046297" calcext:value-type="percentage">
            <text:p>51,1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800</text:p>
          </table:table-cell>
          <table:table-cell office:value-type="string" calcext:value-type="string">
            <text:p>2800-Máquinas e equipamentos, inclusive manutenção e reparos</text:p>
          </table:table-cell>
          <table:table-cell office:value-type="string" calcext:value-type="string">
            <text:p>prop</text:p>
          </table:table-cell>
          <table:table-cell office:value-type="percentage" office:value="0.753216874061861" calcext:value-type="percentage">
            <text:p>75,32%</text:p>
          </table:table-cell>
          <table:table-cell office:value-type="percentage" office:value="0.611328479414706" calcext:value-type="percentage">
            <text:p>61,13%</text:p>
          </table:table-cell>
          <table:table-cell office:value-type="percentage" office:value="0.887474108303898" calcext:value-type="percentage">
            <text:p>88,7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991</text:p>
          </table:table-cell>
          <table:table-cell office:value-type="string" calcext:value-type="string">
            <text:p>2991-Automóveis, camionetas e utilitários</text:p>
          </table:table-cell>
          <table:table-cell office:value-type="string" calcext:value-type="string">
            <text:p>prop</text:p>
          </table:table-cell>
          <table:table-cell office:value-type="percentage" office:value="0.771357716950168" calcext:value-type="percentage">
            <text:p>77,14%</text:p>
          </table:table-cell>
          <table:table-cell office:value-type="percentage" office:value="0.620741542651546" calcext:value-type="percentage">
            <text:p>62,07%</text:p>
          </table:table-cell>
          <table:table-cell office:value-type="percentage" office:value="0.705846582383443" calcext:value-type="percentage">
            <text:p>70,5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000</text:p>
          </table:table-cell>
          <table:table-cell office:value-type="string" calcext:value-type="string">
            <text:p>3000-Outros equipamentos de transporte</text:p>
          </table:table-cell>
          <table:table-cell office:value-type="string" calcext:value-type="string">
            <text:p>prop</text:p>
          </table:table-cell>
          <table:table-cell office:value-type="percentage" office:value="0.395545723741883" calcext:value-type="percentage">
            <text:p>39,55%</text:p>
          </table:table-cell>
          <table:table-cell office:value-type="percentage" office:value="0.168332597030846" calcext:value-type="percentage">
            <text:p>16,83%</text:p>
          </table:table-cell>
          <table:table-cell office:value-type="percentage" office:value="0.936174715459452" calcext:value-type="percentage">
            <text:p>93,6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180</text:p>
          </table:table-cell>
          <table:table-cell office:value-type="string" calcext:value-type="string">
            <text:p>3180-Móveis e produtos das indústrias diversas</text:p>
          </table:table-cell>
          <table:table-cell office:value-type="string" calcext:value-type="string">
            <text:p>prop</text:p>
          </table:table-cell>
          <table:table-cell office:value-type="percentage" office:value="0.503437167369489" calcext:value-type="percentage">
            <text:p>50,34%</text:p>
          </table:table-cell>
          <table:table-cell office:value-type="percentage" office:value="0.54981301491997" calcext:value-type="percentage">
            <text:p>54,98%</text:p>
          </table:table-cell>
          <table:table-cell office:value-type="percentage" office:value="0.542945932135627" calcext:value-type="percentage">
            <text:p>54,29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500</text:p>
          </table:table-cell>
          <table:table-cell office:value-type="string" calcext:value-type="string">
            <text:p>3500-Eletricidade e gás, água, esgoto e limpeza urbana</text:p>
          </table:table-cell>
          <table:table-cell office:value-type="string" calcext:value-type="string">
            <text:p>prop</text:p>
          </table:table-cell>
          <table:table-cell office:value-type="percentage" office:value="0.415856908947813" calcext:value-type="percentage">
            <text:p>41,59%</text:p>
          </table:table-cell>
          <table:table-cell office:value-type="percentage" office:value="0.633866800592863" calcext:value-type="percentage">
            <text:p>63,39%</text:p>
          </table:table-cell>
          <table:table-cell office:value-type="percentage" office:value="0.435281056821944" calcext:value-type="percentage">
            <text:p>43,5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680</text:p>
          </table:table-cell>
          <table:table-cell office:value-type="string" calcext:value-type="string">
            <text:p>3680-Água, esgoto, reciclagem e gestão de resíduos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25433255217736" calcext:value-type="percentage">
            <text:p>62,54%</text:p>
          </table:table-cell>
          <table:table-cell office:value-type="percentage" office:value="0.867111508952978" calcext:value-type="percentage">
            <text:p>86,7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500</text:p>
          </table:table-cell>
          <table:table-cell office:value-type="string" calcext:value-type="string">
            <text:p>4500-Comércio e reparação de veículos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09579808109096" calcext:value-type="percentage">
            <text:p>60,96%</text:p>
          </table:table-cell>
          <table:table-cell office:value-type="percentage" office:value="0.585359299807446" calcext:value-type="percentage">
            <text:p>58,54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900</text:p>
          </table:table-cell>
          <table:table-cell office:value-type="string" calcext:value-type="string">
            <text:p>4900-Transporte de carga</text:p>
          </table:table-cell>
          <table:table-cell office:value-type="string" calcext:value-type="string">
            <text:p>prop</text:p>
          </table:table-cell>
          <table:table-cell office:value-type="percentage" office:value="0.416326556961911" calcext:value-type="percentage">
            <text:p>41,63%</text:p>
          </table:table-cell>
          <table:table-cell office:value-type="percentage" office:value="0.362178259307627" calcext:value-type="percentage">
            <text:p>36,22%</text:p>
          </table:table-cell>
          <table:table-cell office:value-type="percentage" office:value="0.612224090088206" calcext:value-type="percentage">
            <text:p>61,2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000</text:p>
          </table:table-cell>
          <table:table-cell office:value-type="string" calcext:value-type="string">
            <text:p>5000-Transporte de passageiro</text:p>
          </table:table-cell>
          <table:table-cell office:value-type="string" calcext:value-type="string">
            <text:p>prop</text:p>
          </table:table-cell>
          <table:table-cell office:value-type="percentage" office:value="0.596989543206594" calcext:value-type="percentage">
            <text:p>59,70%</text:p>
          </table:table-cell>
          <table:table-cell office:value-type="percentage" office:value="0.472167617537184" calcext:value-type="percentage">
            <text:p>47,22%</text:p>
          </table:table-cell>
          <table:table-cell office:value-type="percentage" office:value="0.766024940043375" calcext:value-type="percentage">
            <text:p>76,6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100</text:p>
          </table:table-cell>
          <table:table-cell office:value-type="string" calcext:value-type="string">
            <text:p>5100-Transporte de passageiro</text:p>
          </table:table-cell>
          <table:table-cell office:value-type="string" calcext:value-type="string">
            <text:p>prop</text:p>
          </table:table-cell>
          <table:table-cell office:value-type="percentage" office:value="0.957843622701286" calcext:value-type="percentage">
            <text:p>95,78%</text:p>
          </table:table-cell>
          <table:table-cell office:value-type="percentage" office:value="0.828419762494721" calcext:value-type="percentage">
            <text:p>82,84%</text:p>
          </table:table-cell>
          <table:table-cell office:value-type="percentage" office:value="0.437787712341253" calcext:value-type="percentage">
            <text:p>43,7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280</text:p>
          </table:table-cell>
          <table:table-cell office:value-type="string" calcext:value-type="string">
            <text:p>5280-Correio</text:p>
          </table:table-cell>
          <table:table-cell office:value-type="string" calcext:value-type="string">
            <text:p>prop</text:p>
          </table:table-cell>
          <table:table-cell office:value-type="percentage" office:value="0.679150901780219" calcext:value-type="percentage">
            <text:p>67,9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84927981992224" calcext:value-type="percentage">
            <text:p>84,9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500</text:p>
          </table:table-cell>
          <table:table-cell office:value-type="string" calcext:value-type="string">
            <text:p>5500-Serviços de alojamento e alimentação</text:p>
          </table:table-cell>
          <table:table-cell office:value-type="string" calcext:value-type="string">
            <text:p>prop</text:p>
          </table:table-cell>
          <table:table-cell office:value-type="percentage" office:value="0.555997817050546" calcext:value-type="percentage">
            <text:p>55,60%</text:p>
          </table:table-cell>
          <table:table-cell office:value-type="percentage" office:value="0.764680665756493" calcext:value-type="percentage">
            <text:p>76,47%</text:p>
          </table:table-cell>
          <table:table-cell office:value-type="percentage" office:value="0.873849464921554" calcext:value-type="percentage">
            <text:p>87,3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600</text:p>
          </table:table-cell>
          <table:table-cell office:value-type="string" calcext:value-type="string">
            <text:p>5600-Serviços de alimentação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38776496754344" calcext:value-type="percentage">
            <text:p>53,88%</text:p>
          </table:table-cell>
          <table:table-cell office:value-type="percentage" office:value="0.632843370764306" calcext:value-type="percentage">
            <text:p>63,2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800</text:p>
          </table:table-cell>
          <table:table-cell office:value-type="string" calcext:value-type="string">
            <text:p>580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642425130829203" calcext:value-type="percentage">
            <text:p>64,24%</text:p>
          </table:table-cell>
          <table:table-cell office:value-type="percentage" office:value="0.679462525408633" calcext:value-type="percentage">
            <text:p>67,95%</text:p>
          </table:table-cell>
          <table:table-cell office:value-type="percentage" office:value="0.670564947774162" calcext:value-type="percentage">
            <text:p>67,06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980</text:p>
          </table:table-cell>
          <table:table-cell office:value-type="string" calcext:value-type="string">
            <text:p>598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656603508048908" calcext:value-type="percentage">
            <text:p>65,66%</text:p>
          </table:table-cell>
          <table:table-cell office:value-type="percentage" office:value="0.625067799702575" calcext:value-type="percentage">
            <text:p>62,51%</text:p>
          </table:table-cell>
          <table:table-cell office:value-type="percentage" office:value="0.67978511860132" calcext:value-type="percentage">
            <text:p>67,9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100</text:p>
          </table:table-cell>
          <table:table-cell office:value-type="string" calcext:value-type="string">
            <text:p>6100-Serviços de informação</text:p>
          </table:table-cell>
          <table:table-cell office:value-type="string" calcext:value-type="string">
            <text:p>prop</text:p>
          </table:table-cell>
          <table:table-cell office:value-type="percentage" office:value="0.641763697931416" calcext:value-type="percentage">
            <text:p>64,18%</text:p>
          </table:table-cell>
          <table:table-cell office:value-type="percentage" office:value="0.5516920969072" calcext:value-type="percentage">
            <text:p>55,17%</text:p>
          </table:table-cell>
          <table:table-cell office:value-type="percentage" office:value="0.695818780099969" calcext:value-type="percentage">
            <text:p>69,5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280</text:p>
          </table:table-cell>
          <table:table-cell office:value-type="string" calcext:value-type="string">
            <text:p>6280-Desenvolvimento de sistemas e outros serviços de informação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29322875692373" calcext:value-type="percentage">
            <text:p>62,93%</text:p>
          </table:table-cell>
          <table:table-cell office:value-type="percentage" office:value="0.677343712523835" calcext:value-type="percentage">
            <text:p>67,7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480</text:p>
          </table:table-cell>
          <table:table-cell office:value-type="string" calcext:value-type="string">
            <text:p>6480-Intermediação financeira e seguros</text:p>
          </table:table-cell>
          <table:table-cell office:value-type="string" calcext:value-type="string">
            <text:p>prop</text:p>
          </table:table-cell>
          <table:table-cell office:value-type="percentage" office:value="0.71640027196377" calcext:value-type="percentage">
            <text:p>71,64%</text:p>
          </table:table-cell>
          <table:table-cell office:value-type="percentage" office:value="0.718556232098569" calcext:value-type="percentage">
            <text:p>71,86%</text:p>
          </table:table-cell>
          <table:table-cell office:value-type="percentage" office:value="0.799003845426339" calcext:value-type="percentage">
            <text:p>79,90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800</text:p>
          </table:table-cell>
          <table:table-cell office:value-type="string" calcext:value-type="string">
            <text:p>6800-Serviços imobiliários e aluguel</text:p>
          </table:table-cell>
          <table:table-cell office:value-type="string" calcext:value-type="string">
            <text:p>prop</text:p>
          </table:table-cell>
          <table:table-cell office:value-type="percentage" office:value="0.535932817731702" calcext:value-type="percentage">
            <text:p>53,59%</text:p>
          </table:table-cell>
          <table:table-cell office:value-type="percentage" office:value="0.819528876299299" calcext:value-type="percentage">
            <text:p>81,95%</text:p>
          </table:table-cell>
          <table:table-cell office:value-type="percentage" office:value="0.627805662524802" calcext:value-type="percentage">
            <text:p>62,7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980</text:p>
          </table:table-cell>
          <table:table-cell office:value-type="string" calcext:value-type="string">
            <text:p>698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716240447114091" calcext:value-type="percentage">
            <text:p>71,62%</text:p>
          </table:table-cell>
          <table:table-cell office:value-type="percentage" office:value="0.675541686438091" calcext:value-type="percentage">
            <text:p>67,55%</text:p>
          </table:table-cell>
          <table:table-cell office:value-type="percentage" office:value="0.563079717241" calcext:value-type="percentage">
            <text:p>56,31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180</text:p>
          </table:table-cell>
          <table:table-cell office:value-type="string" calcext:value-type="string">
            <text:p>718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858279080442554" calcext:value-type="percentage">
            <text:p>85,83%</text:p>
          </table:table-cell>
          <table:table-cell office:value-type="percentage" office:value="0.772745193807918" calcext:value-type="percentage">
            <text:p>77,27%</text:p>
          </table:table-cell>
          <table:table-cell office:value-type="percentage" office:value="0.982223614116743" calcext:value-type="percentage">
            <text:p>98,2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380</text:p>
          </table:table-cell>
          <table:table-cell office:value-type="string" calcext:value-type="string">
            <text:p>7380-Serviços de manutenção e reparação</text:p>
          </table:table-cell>
          <table:table-cell office:value-type="string" calcext:value-type="string">
            <text:p>prop</text:p>
          </table:table-cell>
          <table:table-cell office:value-type="percentage" office:value="0.624835044063972" calcext:value-type="percentage">
            <text:p>62,48%</text:p>
          </table:table-cell>
          <table:table-cell office:value-type="percentage" office:value="0.567974643585555" calcext:value-type="percentage">
            <text:p>56,80%</text:p>
          </table:table-cell>
          <table:table-cell office:value-type="percentage" office:value="0.80251804787715" calcext:value-type="percentage">
            <text:p>80,25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700</text:p>
          </table:table-cell>
          <table:table-cell office:value-type="string" calcext:value-type="string">
            <text:p>7700-Aluguéis não-imob. e gestão de ativos de propriedade intelectual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630939436740309" calcext:value-type="percentage">
            <text:p>63,09%</text:p>
          </table:table-cell>
          <table:table-cell office:value-type="percentage" office:value="0.736844497437613" calcext:value-type="percentage">
            <text:p>73,6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880</text:p>
          </table:table-cell>
          <table:table-cell office:value-type="string" calcext:value-type="string">
            <text:p>788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808627930503208" calcext:value-type="percentage">
            <text:p>80,86%</text:p>
          </table:table-cell>
          <table:table-cell office:value-type="percentage" office:value="0.777812803677846" calcext:value-type="percentage">
            <text:p>77,78%</text:p>
          </table:table-cell>
          <table:table-cell office:value-type="percentage" office:value="0.601287636610682" calcext:value-type="percentage">
            <text:p>60,1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000</text:p>
          </table:table-cell>
          <table:table-cell office:value-type="string" calcext:value-type="string">
            <text:p>8000-Serviços prestados às empresas</text:p>
          </table:table-cell>
          <table:table-cell office:value-type="string" calcext:value-type="string">
            <text:p>prop</text:p>
          </table:table-cell>
          <table:table-cell office:value-type="percentage" office:value="0.790184740229654" calcext:value-type="percentage">
            <text:p>79,0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737598359747894" calcext:value-type="percentage">
            <text:p>73,76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400</text:p>
          </table:table-cell>
          <table:table-cell office:value-type="string" calcext:value-type="string">
            <text:p>8400-Serviços coletivos da administração pública</text:p>
          </table:table-cell>
          <table:table-cell office:value-type="string" calcext:value-type="string">
            <text:p>prop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09357207382828" calcext:value-type="percentage">
            <text:p>10,94%</text:p>
          </table:table-cell>
          <table:table-cell office:value-type="percentage" office:value="0.724910478804269" calcext:value-type="percentage">
            <text:p>72,49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592</text:p>
          </table:table-cell>
          <table:table-cell office:value-type="string" calcext:value-type="string">
            <text:p>8592-Educação mercantil</text:p>
          </table:table-cell>
          <table:table-cell office:value-type="string" calcext:value-type="string">
            <text:p>prop</text:p>
          </table:table-cell>
          <table:table-cell office:value-type="percentage" office:value="0.78804963235927" calcext:value-type="percentage">
            <text:p>78,80%</text:p>
          </table:table-cell>
          <table:table-cell office:value-type="percentage" office:value="0.737673721093721" calcext:value-type="percentage">
            <text:p>73,77%</text:p>
          </table:table-cell>
          <table:table-cell office:value-type="percentage" office:value="0.763285816623773" calcext:value-type="percentage">
            <text:p>76,33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692</text:p>
          </table:table-cell>
          <table:table-cell office:value-type="string" calcext:value-type="string">
            <text:p>8692-Saúde mercantil</text:p>
          </table:table-cell>
          <table:table-cell office:value-type="string" calcext:value-type="string">
            <text:p>prop</text:p>
          </table:table-cell>
          <table:table-cell office:value-type="percentage" office:value="0.457352199633436" calcext:value-type="percentage">
            <text:p>45,74%</text:p>
          </table:table-cell>
          <table:table-cell office:value-type="percentage" office:value="0.603057440718528" calcext:value-type="percentage">
            <text:p>60,31%</text:p>
          </table:table-cell>
          <table:table-cell office:value-type="percentage" office:value="0.660177960884057" calcext:value-type="percentage">
            <text:p>66,02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080</text:p>
          </table:table-cell>
          <table:table-cell office:value-type="string" calcext:value-type="string">
            <text:p>9080-Serviços prestados às famílias</text:p>
          </table:table-cell>
          <table:table-cell office:value-type="string" calcext:value-type="string">
            <text:p>prop</text:p>
          </table:table-cell>
          <table:table-cell office:value-type="percentage" office:value="0.67457501248311" calcext:value-type="percentage">
            <text:p>67,46%</text:p>
          </table:table-cell>
          <table:table-cell office:value-type="percentage" office:value="0.642488275877925" calcext:value-type="percentage">
            <text:p>64,25%</text:p>
          </table:table-cell>
          <table:table-cell office:value-type="percentage" office:value="0.76473430211966" calcext:value-type="percentage">
            <text:p>76,47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480</text:p>
          </table:table-cell>
          <table:table-cell office:value-type="string" calcext:value-type="string">
            <text:p>9480-Serviços prestados às famílias</text:p>
          </table:table-cell>
          <table:table-cell office:value-type="string" calcext:value-type="string">
            <text:p>prop</text:p>
          </table:table-cell>
          <table:table-cell office:value-type="percentage" office:value="0.656572903126519" calcext:value-type="percentage">
            <text:p>65,6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745781978827217" calcext:value-type="percentage">
            <text:p>74,58%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700</text:p>
          </table:table-cell>
          <table:table-cell office:value-type="string" calcext:value-type="string">
            <text:p>9700-Serviços domésticos</text:p>
          </table:table-cell>
          <table:table-cell office:value-type="string" calcext:value-type="string">
            <text:p>prop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856352920128929" calcext:value-type="percentage">
            <text:p>85,64%</text:p>
          </table:table-cell>
          <table:table-cell table:number-columns-repeated="58"/>
        </table:table-row>
        <calcext:conditional-formats>
          <calcext:conditional-format calcext:target-range-address="Sheet1.D2:Sheet1.F58">
            <calcext:condition calcext:apply-style-name="Accent" calcext:value="&gt;0.6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TJL</meta:initial-creator>
    <dc:creator>Rodrigo Emmanuel Santana Borges</dc:creator>
    <meta:creation-date>2016-08-18T13:39:56Z</meta:creation-date>
    <dc:date>2021-06-23T15:33:23.152915057</dc:date>
    <meta:editing-duration>PT13H56M52S</meta:editing-duration>
    <meta:editing-cycles>1</meta:editing-cycles>
    <meta:document-statistic meta:table-count="1" meta:cell-count="347" meta:object-count="0"/>
  </office:meta>
</office:document-meta>
</file>